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bustInOnlyImpl.RobustInOnlyImpl( ExchangePacket pack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bustInOnlyImpl.readExternal( ObjectInput i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5">
            <text:p text:style-name="Table_20_Contents">4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obustInOnlyImpl.RobustInOnlyImpl( RobustInOnlyImpl m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bustInOnlyImpl.RobustInOnlyImpl( String exchang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bustInOnlyImpl.RobustInOnly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